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6.85cm" fo:min-width="5cm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10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6.85cm" fo:min-width="2.509cm"/>
    </style:style>
    <style:style style:name="gr11" style:family="graphic" style:parent-style-name="standard">
      <style:graphic-properties draw:stroke="none" svg:stroke-color="#000000" draw:fill="none" draw:fill-color="#ffffff" fo:min-height="2.122cm"/>
      <style:paragraph-properties style:writing-mode="lr-tb"/>
    </style:style>
    <style:style style:name="P1" style:family="paragraph">
      <loext:graphic-properties draw:fill-color="#ffff00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5cm" svg:height="7.1cm" svg:x="3.2cm" svg:y="3.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65cm" svg:x="6.8cm" svg:y="2.8cm">
          <draw:text-box>
            <text:p><text:span text:style-name="T1">jw</text:span></text:p>
          </draw:text-box>
        </draw:frame>
        <draw:frame draw:style-name="gr2" draw:text-style-name="P3" draw:layer="layout" svg:width="1cm" svg:height="1.65cm" svg:x="11cm" svg:y="7.8cm">
          <draw:text-box>
            <text:p><text:span text:style-name="T1">σ</text:span></text:p>
          </draw:text-box>
        </draw:frame>
        <draw:line draw:style-name="gr3" draw:text-style-name="P4" draw:layer="layout" svg:x1="7.3cm" svg:y1="3.65cm" svg:x2="7.3cm" svg:y2="10.95cm">
          <text:p/>
        </draw:line>
        <draw:frame draw:style-name="gr4" draw:text-style-name="P5" draw:layer="layout" svg:width="0.8cm" svg:height="0.602cm" svg:x="6.7cm" svg:y="8.348cm">
          <draw:text-box>
            <text:p><text:span text:style-name="T2">0</text:span></text:p>
          </draw:text-box>
        </draw:frame>
        <draw:line draw:style-name="gr3" draw:text-style-name="P4" draw:layer="layout" svg:x1="1.2cm" svg:y1="8.35cm" svg:x2="11.1cm" svg:y2="8.3cm">
          <text:p/>
        </draw:line>
        <draw:frame draw:style-name="gr5" draw:text-style-name="P3" draw:layer="layout" svg:width="2.6cm" svg:height="0.958cm" svg:x="8.9cm" svg:y="4.3cm">
          <draw:text-box>
            <text:p><text:span text:style-name="T1">S </text:span><text:span text:style-name="T1">平面</text:span></text:p>
          </draw:text-box>
        </draw:frame>
        <draw:line draw:style-name="gr6" draw:text-style-name="P4" draw:layer="layout" svg:x1="8.7cm" svg:y1="3.85cm" svg:x2="8.7cm" svg:y2="10.95cm">
          <text:p/>
        </draw:line>
        <draw:frame draw:style-name="gr7" draw:text-style-name="P3" draw:layer="layout" svg:width="8cm" svg:height="1.67cm" svg:x="3.4cm" svg:y="4.55cm">
          <draw:text-box>
            <text:p><text:span text:style-name="T1">収束領域</text:span></text:p>
          </draw:text-box>
        </draw:frame>
        <draw:frame draw:style-name="gr8" draw:text-style-name="P5" draw:layer="layout" svg:width="1.4cm" svg:height="0.953cm" svg:x="8.6cm" svg:y="8.35cm">
          <draw:text-box>
            <text:p><text:span text:style-name="T2">σ-</text:span></text:p>
          </draw:text-box>
        </draw:frame>
        <draw:line draw:style-name="gr6" draw:text-style-name="P4" draw:layer="layout" svg:x1="3.2cm" svg:y1="3.75cm" svg:x2="3.2cm" svg:y2="10.95cm">
          <text:p/>
        </draw:line>
        <draw:frame draw:style-name="gr8" draw:text-style-name="P5" draw:layer="layout" svg:width="1.4cm" svg:height="0.953cm" svg:x="2.3cm" svg:y="8.35cm">
          <draw:text-box>
            <text:p><text:span text:style-name="T2">σ+</text:span></text:p>
          </draw:text-box>
        </draw:frame>
        <draw:frame draw:style-name="gr9" draw:text-style-name="P3" draw:layer="layout" svg:width="9.5cm" svg:height="1.665cm" svg:x="1.9cm" svg:y="1.1cm">
          <draw:text-box>
            <text:p><text:span text:style-name="T1">虚軸</text:span><text:span text:style-name="T1">(σ=0)</text:span><text:span text:style-name="T1">が収束領域に含まれるので </text:span><text:span text:style-name="T1">F(w) </text:span><text:span text:style-name="T1">は存在する</text:span></text:p>
          </draw:text-box>
        </draw:frame>
        <draw:custom-shape draw:style-name="gr10" draw:text-style-name="P1" draw:layer="layout" svg:width="3.009cm" svg:height="7.1cm" svg:x="18.391cm" svg:y="3.85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65cm" svg:x="17.091cm" svg:y="2.809cm">
          <draw:text-box>
            <text:p><text:span text:style-name="T1">jw</text:span></text:p>
          </draw:text-box>
        </draw:frame>
        <draw:frame draw:style-name="gr2" draw:text-style-name="P3" draw:layer="layout" svg:width="1cm" svg:height="1.65cm" svg:x="22.8cm" svg:y="7.7cm">
          <draw:text-box>
            <text:p><text:span text:style-name="T1">σ</text:span></text:p>
          </draw:text-box>
        </draw:frame>
        <draw:line draw:style-name="gr3" draw:text-style-name="P4" draw:layer="layout" svg:x1="17.591cm" svg:y1="3.659cm" svg:x2="17.591cm" svg:y2="10.959cm">
          <text:p/>
        </draw:line>
        <draw:frame draw:style-name="gr4" draw:text-style-name="P5" draw:layer="layout" svg:width="0.8cm" svg:height="0.602cm" svg:x="16.991cm" svg:y="8.357cm">
          <draw:text-box>
            <text:p><text:span text:style-name="T2">0</text:span></text:p>
          </draw:text-box>
        </draw:frame>
        <draw:line draw:style-name="gr3" draw:text-style-name="P4" draw:layer="layout" svg:x1="13.191cm" svg:y1="8.359cm" svg:x2="23.091cm" svg:y2="8.309cm">
          <text:p/>
        </draw:line>
        <draw:frame draw:style-name="gr5" draw:text-style-name="P3" draw:layer="layout" svg:width="2.6cm" svg:height="0.958cm" svg:x="21.5cm" svg:y="4.2cm">
          <draw:text-box>
            <text:p><text:span text:style-name="T1">S </text:span><text:span text:style-name="T1">平面</text:span></text:p>
          </draw:text-box>
        </draw:frame>
        <draw:line draw:style-name="gr6" draw:text-style-name="P4" draw:layer="layout" svg:x1="21.391cm" svg:y1="3.859cm" svg:x2="21.391cm" svg:y2="10.959cm">
          <text:p/>
        </draw:line>
        <draw:frame draw:style-name="gr7" draw:text-style-name="P3" draw:layer="layout" svg:width="3.5cm" svg:height="1.67cm" svg:x="18.2cm" svg:y="4.53cm">
          <draw:text-box>
            <text:p><text:span text:style-name="T1">収束領域</text:span></text:p>
          </draw:text-box>
        </draw:frame>
        <draw:frame draw:style-name="gr8" draw:text-style-name="P5" draw:layer="layout" svg:width="1.4cm" svg:height="0.953cm" svg:x="21.3cm" svg:y="8.347cm">
          <draw:text-box>
            <text:p><text:span text:style-name="T2">σ-</text:span></text:p>
          </draw:text-box>
        </draw:frame>
        <draw:line draw:style-name="gr6" draw:text-style-name="P4" draw:layer="layout" svg:x1="18.391cm" svg:y1="3.759cm" svg:x2="18.391cm" svg:y2="10.959cm">
          <text:p/>
        </draw:line>
        <draw:frame draw:style-name="gr8" draw:text-style-name="P5" draw:layer="layout" svg:width="1.4cm" svg:height="0.953cm" svg:x="17.491cm" svg:y="8.359cm">
          <draw:text-box>
            <text:p><text:span text:style-name="T2">σ+</text:span></text:p>
          </draw:text-box>
        </draw:frame>
        <draw:frame draw:style-name="gr11" draw:text-style-name="P3" draw:layer="layout" svg:width="10.209cm" svg:height="2.372cm" svg:x="13.891cm" svg:y="1.109cm">
          <draw:text-box>
            <text:p><text:span text:style-name="T1">虚軸</text:span><text:span text:style-name="T1">(σ=0)</text:span><text:span text:style-name="T1">が収束領域に含まれないので </text:span><text:span text:style-name="T1">F(w) </text:span><text:span text:style-name="T1">は存在しない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2-02T13:22:28.212535602</dc:date>
    <meta:editing-duration>PT1H55M5S</meta:editing-duration>
    <meta:editing-cycles>42</meta:editing-cycles>
    <meta:generator>LibreOffice/6.4.7.2$Linux_X86_64 LibreOffice_project/40$Build-2</meta:generator>
    <meta:document-statistic meta:object-count="26"/>
  </office:meta>
</office:document-meta>
</file>